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9f2" draw:textarea-horizontal-align="justify" draw:textarea-vertical-align="middle" draw:auto-grow-height="false" fo:min-height="2.004cm" fo:min-width="1.311cm" draw:shadow="visible" draw:shadow-offset-x="0.02cm" draw:shadow-offset-y="0.02cm" draw:shadow-color="#adb5cc" loext:shadow-blur="0.03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454cm" fo:min-width="0.90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96cm" fo:min-width="1.369cm" loext:decorative="false"/>
    </style:style>
    <style:style style:name="gr4" style:family="graphic" style:parent-style-name="standard">
      <style:graphic-properties draw:fill="solid" draw:fill-color="#466280" draw:textarea-horizontal-align="justify" draw:textarea-vertical-align="middle" draw:auto-grow-height="false" fo:min-height="0.668cm" fo:min-width="0.828cm" draw:shadow="hidden" loext:decorative="false"/>
      <style:paragraph-properties style:writing-mode="lr-tb"/>
    </style:style>
    <style:style style:name="gr5" style:family="graphic" style:parent-style-name="standard">
      <style:graphic-properties draw:fill="solid" draw:fill-color="#e6e9f2" draw:textarea-horizontal-align="justify" draw:textarea-vertical-align="middle" draw:auto-grow-height="false" fo:min-height="1.089cm" fo:min-width="1.469cm" draw:shadow="hidden" loext:decorative="false"/>
    </style:style>
    <style:style style:name="gr6" style:family="graphic" style:parent-style-name="standard">
      <style:graphic-properties svg:stroke-width="0.02cm" svg:stroke-color="#729fcf" draw:marker-start-width="0.23cm" draw:marker-end-width="0.23cm" fo:padding-top="0.01cm" fo:padding-bottom="0.01cm" fo:padding-left="0.06cm" fo:padding-right="0.01cm" draw:start-line-spacing-horizontal="0cm" draw:start-line-spacing-vertical="0.05cm" draw:end-line-spacing-horizontal="0.05cm" draw:end-line-spacing-vertical="0cm" loext:decorative="false"/>
    </style:style>
    <style:style style:name="gr7" style:family="graphic" style:parent-style-name="standard">
      <style:graphic-properties draw:fill="solid" draw:fill-color="#e6e9f2" draw:textarea-horizontal-align="justify" draw:textarea-vertical-align="middle" draw:auto-grow-height="false" fo:min-height="1.984cm" fo:min-width="1.13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126cm" fo:min-width="1.136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108cm" fo:min-width="1.791cm" style:writing-mode="lr-tb" loext:decorative="false"/>
      <style:paragraph-properties style:writing-mode="lr-tb"/>
    </style:style>
    <style:style style:name="gr10" style:family="graphic" style:parent-style-name="Lines">
      <style:graphic-properties loext:decorative="false"/>
    </style:style>
    <style:style style:name="P1" style:family="paragraph">
      <loext:graphic-properties draw:fill="solid" draw:fill-color="#e6e9f2"/>
      <style:paragraph-properties fo:text-align="center"/>
    </style:style>
    <style:style style:name="P2" style:family="paragraph">
      <style:paragraph-properties fo:line-height="100%" fo:text-align="start" loext:tab-stop-distance="0cm">
        <style:tab-stops/>
      </style:paragraph-properties>
      <style:text-properties fo:font-size="8pt"/>
    </style:style>
    <style:style style:name="P3" style:family="paragraph">
      <style:paragraph-properties fo:line-height="100%" fo:text-align="start" loext:tab-stop-distance="0cm" style:writing-mode="lr-tb">
        <style:tab-stops/>
      </style:paragraph-properties>
      <style:text-properties fo:font-size="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466280"/>
      <style:paragraph-properties fo:text-align="center"/>
    </style:style>
    <style:style style:name="P6" style:family="paragraph">
      <style:paragraph-properties fo:text-align="center"/>
      <style:text-properties fo:font-size="36.0999984741211pt"/>
    </style:style>
    <style:style style:name="P7" style:family="paragraph">
      <style:paragraph-properties fo:text-align="center" style:writing-mode="lr-tb"/>
      <style:text-properties fo:font-size="36.0999984741211pt"/>
    </style:style>
    <style:style style:name="T1" style:family="text">
      <style:text-properties fo:font-size="4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07cm" svg:height="2.15cm" svg:x="0.502cm" svg:y="0.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005cm" svg:height="0.502cm" svg:x="0.1cm" svg:y="1.004cm">
          <text:p text:style-name="P2"><text:span text:style-name="T1">P</text:span><text:span text:style-name="T1">D</text:span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custom-shape draw:style-name="gr3" draw:text-style-name="P4" draw:layer="layout" svg:width="1.547cm" svg:height="1.324cm" draw:transform="skewX (0.0684169066781777) translate (0.505cm 0.6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95cm" svg:height="0.74cm" svg:x="0.611cm" svg:y="0.213cm">
          <text:p text:style-name="P4"><text:span text:style-name="T2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35cm" svg:height="1.205cm" draw:transform="skewX (-0.18779742751459) translate (0.063cm 0.73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3" draw:text-style-name="P4" draw:layer="layout" svg:width="1.547cm" svg:height="1.324cm" draw:transform="skewX (0.0684169066781777) translate (0.456cm 0.5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95cm" svg:height="0.74cm" svg:x="0.562cm" svg:y="0.18cm">
          <text:p text:style-name="P4"><text:span text:style-name="T2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1.635cm" svg:height="1.205cm" draw:transform="skewX (-0.18779742751459) translate (0.014cm 0.7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line-skew="0.09cm" svg:x1="1.06cm" svg:y1="1.908cm" svg:x2="2.144cm" svg:y2="2.139cm" draw:start-shape="id1" draw:start-glue-point="2" svg:d="M1060 1908v231h1084" svg:viewBox="0 0 1085 232">
          <text:p/>
        </draw:connector>
        <draw:connector draw:style-name="gr6" draw:text-style-name="P4" draw:layer="layout" draw:line-skew="0.091cm" svg:x1="1.06cm" svg:y1="1.908cm" svg:x2="0.122cm" svg:y2="2.141cm" draw:start-shape="id1" draw:start-glue-point="2" svg:d="M1060 1908v233h-938" svg:viewBox="0 0 939 234">
          <text:p/>
        </draw:connector>
      </draw:page>
      <draw:page draw:name="page4" draw:style-name="dp1" draw:master-page-name="Standard">
        <draw:custom-shape draw:style-name="gr7" draw:text-style-name="P1" draw:layer="layout" svg:width="1.306cm" svg:height="2.11cm" svg:x="0.602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306cm" svg:height="1.246cm" svg:x="0.602cm" svg:y="0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Standard">
        <draw:custom-shape draw:style-name="gr9" draw:text-style-name="P7" draw:layer="layout" svg:width="1.959cm" svg:height="1.226cm" svg:x="0.1cm" svg:y="0.662cm">
          <text:p text:style-name="P6">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0.853cm" svg:y1="0.441cm" svg:x2="1.456cm" svg:y2="0.441cm">
          <text:p/>
        </draw:line>
        <draw:line draw:style-name="gr10" draw:text-style-name="P4" draw:layer="layout" svg:x1="0.853cm" svg:y1="2.049cm" svg:x2="1.456cm" svg:y2="2.049cm">
          <text:p/>
        </draw:line>
        <draw:line draw:style-name="gr10" draw:text-style-name="P4" draw:layer="layout" svg:x1="1.155cm" svg:y1="0.441cm" svg:x2="1.155cm" svg:y2="2.04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draw:auto-grow-height="false" fo:padding-top="0cm" fo:padding-bottom="0cm" fo:padding-left="0.05cm" fo:padding-right="0cm" fo:wrap-option="no-wrap" draw:shadow="visible" draw:shadow-offset-x="0.02cm" draw:shadow-offset-y="0.02cm" draw:shadow-color="#adb5cc" loext:shadow-blur="0.035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8596cc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2cm" svg:stroke-color="#3359cc" draw:marker-start-width="0.23cm" draw:marker-end-width="0.23cm" draw:fill="none" draw:shadow-color="#000000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25cm" fo:page-height="2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-Friedrich Böttger</meta:initial-creator>
    <meta:creation-date>2024-01-10T13:51:22.342166479</meta:creation-date>
    <dc:date>2024-01-10T14:56:04.374961547</dc:date>
    <dc:creator>Simon-Friedrich Böttger</dc:creator>
    <meta:editing-duration>PT2M46S</meta:editing-duration>
    <meta:editing-cycles>3</meta:editing-cycles>
    <meta:generator>LibreOffice/7.6.4.1$Linux_X86_64 LibreOffice_project/60$Build-1</meta:generator>
    <meta:document-statistic meta:object-count="16"/>
  </office:meta>
</office:document-meta>
</file>